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19c4f" officeooo:paragraph-rsid="00019c4f"/>
    </style:style>
    <style:style style:name="P2" style:family="paragraph" style:parent-style-name="Standard">
      <style:text-properties officeooo:rsid="00019c4f" officeooo:paragraph-rsid="00019c4f"/>
    </style:style>
    <style:style style:name="P3" style:family="paragraph" style:parent-style-name="Standard">
      <style:text-properties officeooo:rsid="00034172" officeooo:paragraph-rsid="00034172"/>
    </style:style>
    <style:style style:name="P4" style:family="paragraph" style:parent-style-name="Standard">
      <style:text-properties officeooo:rsid="000486c6" officeooo:paragraph-rsid="000486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rvid Boe’s comments:</text:p>
      <text:p text:style-name="P2"/>
      <text:p text:style-name="P1">Thank you so much for inviting me to participate in the authorship. Just a few comments regarding lines 63-66.</text:p>
      <text:p text:style-name="Text_20_body"> </text:p>
      <text:p text:style-name="Text_20_body">The first experimental paper, as far as I know, on photoperiodism in switchgrass was published by Benedict in J Agri Res in 1941. Based on greenhouse light and temperature controlled conditions, he determined that switchgrass was a short day plant, but didn’t indicate the area of origin of the seed. Also, he used switchgrass seedlings rather than new tiller growth from crowns/rhizomes. Justifiably so, this paper shows up in most review articles.</text:p>
      <text:p text:style-name="Text_20_body"> </text:p>
      <text:p text:style-name="Text_20_body">However, the early experimental garden ecologists, such as Olmstead, Larsen, and McMillan pretty much knew northern upland ecotypes  with origins above 40 N were long-day plants. Our field observations supported their conclusions and indicated that even Cave-In-Rock (origin 37 N) had a long day response at 43 N at 2 locations separated by 200 miles longitudinally in SD, based on tiller dissection (Castro et al. 2011. Crop Sci 51:2607). Floral induction (unseen) and initiation (the phase change stage we observed) were completed in the field on perennial plants during the increasingly long days of spring.</text:p>
      <text:p text:style-name="Text_20_body"> </text:p>
      <text:p text:style-name="Text_20_body">It seems that when a plant goes from vegetative to reproductive (i.e., floral initiation) in response to daylength is  the crucial event. </text:p>
      <text:p text:style-name="Text_20_body"> </text:p>
      <text:p text:style-name="Text_20_body">Flowering (i.e., anthesis) for northern upland switchgrass cultivars in temperate environments generally occurs in  response to decreasing daylengths from early July (Dacotah) to late August (Cave-In-Rock)-------so, short-day response. However, at Brookings, we have seen strong environmental influence (primarily precipitation) on date of anthesis in the 4-way.</text:p>
      <text:p text:style-name="P2"/>
      <text:p text:style-name="P2">-------------</text:p>
      <text:p text:style-name="P3">Rob Mitchell’s comments</text:p>
      <text:p text:style-name="P2">Additionally, I’ve attached a manuscript we did which was the first to quantify switchgrass phenology across an environmental gradient. It provides background information, provides a reference for some of your introductory remarks, and could be used to support your data. I will get you my comments soon. Thank you for working to complete this project.</text:p>
      <text:p text:style-name="P2"/>
      <text:p text:style-name="P4">Add Mitchell et al 1996 citation to the paper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4T16:40:15.991117198</meta:creation-date>
    <dc:date>2021-06-04T16:42:31.871794338</dc:date>
    <meta:editing-duration>PT2M15S</meta:editing-duration>
    <meta:editing-cycles>3</meta:editing-cycles>
    <meta:generator>LibreOffice/7.1.2.2$Linux_X86_64 LibreOffice_project/8a45595d069ef5570103caea1b71cc9d82b2aae4</meta:generator>
    <meta:document-statistic meta:table-count="0" meta:image-count="0" meta:object-count="0" meta:page-count="1" meta:paragraph-count="14" meta:word-count="326" meta:character-count="2127" meta:non-whitespace-character-count="1804"/>
  </office:meta>
</office:document-meta>
</file>